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sonal Portfolio</text:p>
      <text:p text:style-name="Standard"/>
      <text:p text:style-name="Standard"/>
      <text:p text:style-name="Standard"><text:span text:style-name="T1">1 Low-Fidelity Web Design Concepts</text:span></text:p>
      <text:p text:style-name="Standard"><text:tab/>These website designs were developed to present ideas for the team to discuss. Since Olivia and I were tasked with creating concept designs for the website, I drew low-fidelity prototypes for her to develop further. Only three were drawn as these were meant to show a general layout concept with sample styles. For this, popular trends in website design were researched and mimicked, in order to emulate what a modern website would appear as.</text:p>
      <text:p text:style-name="Standard"/>
      <text:p text:style-name="Standard"/>
      <text:p text:style-name="Standard"><text:span text:style-name="T1">2 Business Letter</text:span></text:p>
      <text:p text:style-name="Standard"><text:tab/>A business letter was sent to the development team to provide feedback on their informal presentation. This letter primarily outlined the positives of their presentation and product while providing potential improvements for the future.</text:p>
      <text:p text:style-name="Standard"/>
      <text:p text:style-name="Standard"><text:tab/>My sections to be completed were the technical aspects and professionalism of the presentation. The technical aspects involves anything to do with the technology stacks used as well as any assisting software involved. The professionalism concerns their presentation style and skills, such as how fluently they showcased their website and how smoothly they recovered from any unexpected errors.</text:p>
      <text:p text:style-name="Standard"/>
      <text:p text:style-name="Standard"/>
      <text:p text:style-name="Standard"><text:span text:style-name="T1">3 Data Structure</text:span></text:p>
      <text:p text:style-name="Standard"><text:tab/>In order to store the information efficiently, a data storage architecture had to be created. Due to my previous experience with MySQL having me be the most knowledgeable, I was tasked with creating a data structure. This data structure stores all of the necessary information up to Release 1. Also taken into consideration is how the data interconnects and any opportunities for data to be derived.</text:p>
      <text:p text:style-name="Standard"/>
      <text:p text:style-name="Standard"/>
      <text:p text:style-name="P1">4 Automated Testing using Selenium</text:p>
      <text:p text:style-name="P2"><text:tab/>Since testing the website manually would involve a large amount of time and effort, automated testing has been conducted using Selenium to circumvent this issue. There are records of each of the tests which are able to be initiated as a whole group. These tests run through all of the user stories in Release 1 in order to ensure that the website has no errors. Olivia and I split up most of the tasks between us as we were best suited to complete the testing, since the rest of the group was occupied with creating the website itself.</text:p>
      <text:p text:style-name="P2"/>
      <text:p text:style-name="P2"/>
      <text:p text:style-name="P1">5 Student UX Testing</text:p>
      <text:p text:style-name="P2"><text:tab/>As the website is intended for university student use, Release 1 was supplied to 15 random university students to use, with Olivia and I each taking seven and eight respectively. By giving students a chance to use the website without interruption, a passive observation was possible. Students were encouraged to speak their mind whenever a thought entered their head, and these thoughts would be recorded. This was complemented by students providing feedback on a form with closed- and open-ended questions. These observations and question responses would provide real-world feedback on Release 1 in order to determine if any changes need to be made.w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Christoffels</meta:initial-creator>
    <meta:creation-date>2015-09-13T19:59:26.50</meta:creation-date>
    <dc:date>2015-09-17T09:38:09.65</dc:date>
    <dc:creator>Jack Christoffels</dc:creator>
    <meta:editing-duration>PT1H7M20S</meta:editing-duration>
    <meta:editing-cycles>5</meta:editing-cycles>
    <meta:generator>OpenOffice/4.1.1$Win32 OpenOffice.org_project/411m6$Build-9775</meta:generator>
    <meta:document-statistic meta:table-count="0" meta:image-count="0" meta:object-count="0" meta:page-count="1" meta:paragraph-count="12" meta:word-count="455" meta:character-count="2802"/>
  </office:meta>
</office:document-meta>
</file>